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in" fo:margin-right="0in" fo:text-indent="0in" style:auto-text-indent="false" style:writing-mode="lr-tb"/>
    </style:style>
    <style:style style:name="P2" style:family="paragraph" style:parent-style-name="Preformatted_20_Text">
      <style:paragraph-properties fo:margin-top="0in" fo:margin-bottom="0.1965in" style:contextual-spacing="false" style:writing-mode="lr-tb"/>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Instructions</text:h>
      <text:list text:style-name="L1">
        <text:list-item>
          <text:p text:style-name="P3">You have a PDF file at <text:span text:style-name="Source_20_Text">~/examen/assig/idi/doc/LabIDI Index.pdf</text:span> containing all the lab slide information, indexed to be easy to find.</text:p>
        </text:list-item>
        <text:list-item>
          <text:p text:style-name="P3">You will start from the code in <text:span text:style-name="Source_20_Text">examen.tgz</text:span> (attached to this assignment). You must extract this archive in your own directory. A subdirectory <text:span text:style-name="Source_20_Text">examen-2021Q2</text:span> will be created containing all the files you need. You only need to modify the class <text:span text:style-name="Source_20_Text">MyGLWidget</text:span>, the shaders, and the <text:span text:style-name="Source_20_Text">MyForm.ui</text:span> file using the designer. Do not modify any other file, and you must <text:span text:style-name="Strong_20_Emphasis">not</text:span> modify the class <text:span text:style-name="Source_20_Text">ExamGLWidget!</text:span></text:p>
        </text:list-item>
        <text:list-item>
          <text:p text:style-name="P3">If your code does not compile or results in a runtime error, the grade will be a 0, without exception.</text:p>
        </text:list-item>
        <text:list-item>
          <text:p text:style-name="P3">To submit your work, you must generate an archive including all your exam code named <text:span text:style-name="Source_20_Text">&lt;username&gt;.tgz</text:span>, replacing <text:span text:style-name="Source_20_Text">&lt;username&gt;</text:span> with your actual username. For example, the student <text:span text:style-name="Emphasis">Pompeu Fabra</text:span> (in a terminal inside the <text:span text:style-name="Source_20_Text">examen-2021Q2</text:span> directory) would do:</text:p>
        </text:list-item>
      </text:list>
      <text:p text:style-name="Preformatted_20_Text">bash</text:p>
      <text:p text:style-name="Preformatted_20_Text">CopiarEditar</text:p>
      <text:p text:style-name="P1"><text:span text:style-name="Source_20_Text">make distclean</text:span></text:p>
      <text:p text:style-name="P2"><text:span text:style-name="Source_20_Text">tar zcvf pompeu.fabra.tgz *</text:span></text:p>
      <text:p text:style-name="Text_20_body">⚠️ WARNING: if the name after <text:span text:style-name="Source_20_Text">zcvf</text:span> already exists, it will be overwritten.</text:p>
      <text:p text:style-name="Text_20_body">It's important to run <text:span text:style-name="Source_20_Text">make distclean</text:span> to remove generated binaries, use the correct username, and ensure the archive ends in <text:span text:style-name="Source_20_Text">.tgz</text:span>.</text:p>
      <text:list text:style-name="L2">
        <text:list-item>
          <text:p text:style-name="P4">After that, you will have the file <text:span text:style-name="Source_20_Text">&lt;username&gt;.tgz</text:span> in your <text:span text:style-name="Source_20_Text">examen-2021Q2</text:span> directory. This is the file you must submit. Double-check by extracting this archive into an empty directory and verifying that the submitted code compiles (<text:span text:style-name="Source_20_Text">qmake-qt5; make</text:span>) and runs correctly.</text:p>
        </text:list-item>
        <text:list-item>
          <text:p text:style-name="P4">Finally, submit the file at https://examens.fib.upc.edu</text:p>
        </text:list-item>
      </text:list>
      <text:p text:style-name="Text_20_body"><text:span text:style-name="Strong_20_Emphasis">Note</text:span>: Opening <text:span text:style-name="Source_20_Text">~/examen/assig/idi/man 3.3/index.html</text:span> with Firefox or Konqueror gives access to OpenGL 3.3 manual pages. Opening <text:span text:style-name="Source_20_Text">~/examen/assig/idi/glm/doc/api/index.html</text:span> gives access to the glm library documentation. You also have <text:span text:style-name="Source_20_Text">assistant-qt5</text:span> for Qt-related questions.</text:p>
      <text:p text:style-name="Horizontal_20_Line"/>
      <text:h text:style-name="Heading_20_3" text:outline-level="3">Statement</text:h>
      <text:p text:style-name="Text_20_body">The provided code creates and visualizes a scene composed of a 30 × 20 ground placed on the Y=0 plane, with its minimum point at the origin, a 4-unit-tall tree (a parallelepiped and a sphere) with the base center at (1, 0, 1), and a 1-unit-tall Patricio with the center of the base of its bounding box at the origin. Patricio faces the positive Z-axis. From now on, when referring to the position of an object, it refers to the center of the base of its bounding box.</text:p>
      <text:p text:style-name="Text_20_body"><text:soft-page-break/>The initial camera parameters are not properly set: the <text:span text:style-name="Source_20_Text">viewMatrix</text:span> is incorrectly initialized, and only the ψ angle can be changed interactively. The image file <text:span text:style-name="Source_20_Text">EscIni.png</text:span> shows the initial scene view.</text:p>
      <text:p text:style-name="Text_20_body">A method <text:span text:style-name="Source_20_Text">pintaArbre(glm::vec3 pos)</text:span> is provided that renders the full tree (trunk and top) with its base center at the specified position <text:span text:style-name="Source_20_Text">pos</text:span>.</text:p>
      <text:p text:style-name="Text_20_body">There is a <text:span text:style-name="Source_20_Text">creaBuffers</text:span> method for each model (ground, Patricio, cube, and sphere), all with the required material and normal data to implement lighting calculations. Lambert and Phong routines are provided in the fragment shader. <text:span text:style-name="Strong_20_Emphasis">Note</text:span>: Analyze the provided code before implementing the exercises.</text:p>
      <text:p text:style-name="Text_20_body"><text:span text:style-name="Strong_20_Emphasis">Exercise 6 will be heavily graded based on the interface design and usability.</text:span></text:p>
      <text:p text:style-name="Text_20_body">A complete solution to all exercises except exercise 6 can be found at <text:span text:style-name="Source_20_Text">~/examen/assig/idi/examen/examen</text:span>.</text:p>
      <text:p text:style-name="Horizontal_20_Line"/>
      <text:h text:style-name="Heading_20_3" text:outline-level="3">Exercises</text:h>
      <text:list text:style-name="L3">
        <text:list-item>
          <text:p text:style-name="P5"><text:span text:style-name="Strong_20_Emphasis">(1.5 points)</text:span> Modify the scene to include three trees and one Patricio. The three trees must be the same size as the original and placed at (10, 0, 10), (20, 0, 5), and (25, 0, 15). Patricio should be uniformly scaled to a height of 2 and initially placed at (15, 0, 10) facing Z+.</text:p>
        </text:list-item>
        <text:list-item>
          <text:p text:style-name="P5"><text:span text:style-name="Strong_20_Emphasis">(1.5 points)</text:span> Properly implement the camera calculation (<text:span text:style-name="Source_20_Text">viewMatrix</text:span> and <text:span text:style-name="Source_20_Text">projectMatrix</text:span>) to have a third-person view that always shows the full, centered, undistorted scene maximized in the viewport, even when the user resizes the window.</text:p>
        </text:list-item>
      </text:list>
      <text:p text:style-name="Text_20_body">Also, allow rotation of the θ angle: when the user moves the mouse <text:span text:style-name="Strong_20_Emphasis">up</text:span>, θ decreases (camera moves downward), and when the user moves the mouse <text:span text:style-name="Strong_20_Emphasis">down</text:span>, θ increases. Initial angles: ψ = 0.5, θ = −0.5.</text:p>
      <text:list text:style-name="L4">
        <text:list-item>
          <text:p text:style-name="P6"><text:span text:style-name="Strong_20_Emphasis">(1.5 points)</text:span> Modify the Vertex and Fragment Shaders to add lighting using the Phong illumination model. The light source is initially white and camera-based, located exactly at the camera’s position. This position is passed as a uniform to the shaders.</text:p>
        </text:list-item>
      </text:list>
      <text:p text:style-name="Text_20_body">Pressing the <text:span text:style-name="Strong_20_Emphasis">F</text:span> key switches the light to a scene-based light at (15, 10, 10). Pressing <text:span text:style-name="Strong_20_Emphasis">F</text:span> again switches it back to camera-based. The <text:span text:style-name="Strong_20_Emphasis">F</text:span> key toggles between the two modes.</text:p>
      <text:list text:style-name="L5">
        <text:list-item>
          <text:p text:style-name="P7"><text:span text:style-name="Strong_20_Emphasis">(1.5 points)</text:span> Add a second orthographic camera (Camera-2), with a top-down view such that the application’s negative Z-axis appears vertical. It must show the full centered scene in the initial viewport. This camera does not support mouse interaction.</text:p>
        </text:list-item>
      </text:list>
      <text:p text:style-name="Text_20_body">Pressing <text:span text:style-name="Strong_20_Emphasis">C</text:span> should toggle between Camera-1 and Camera-2.</text:p>
      <text:list text:style-name="L6">
        <text:list-item>
          <text:p text:style-name="P8"><text:span text:style-name="Strong_20_Emphasis">(1.5 points)</text:span> Use the <text:span text:style-name="Strong_20_Emphasis">Up arrow key</text:span> to make Patricio walk in a circle around Tree 1, always staying 5 units away from the tree’s base center and facing forward along the path. From a top view, Patricio walks <text:span text:style-name="Strong_20_Emphasis">clockwise</text:span> around the tree. Pressing the <text:span text:style-name="Strong_20_Emphasis">Up</text:span> key 32 times should complete a full circle.</text:p>
        </text:list-item>
        <text:list-item>
          <text:p text:style-name="P8"><text:span text:style-name="Strong_20_Emphasis">(1.5 points)</text:span> Add to the interface:</text:p>
          <text:p text:style-name="P8">a) A UI element to choose the active camera, synchronized with the <text:span text:style-name="Strong_20_Emphasis">C</text:span> key effect.</text:p>
          <text:p text:style-name="P8"><text:soft-page-break/>b) A UI element to control Patricio’s rotation around the tree, synchronized with the <text:span text:style-name="Strong_20_Emphasis">Up</text:span> key.</text:p>
        </text:list-item>
        <text:list-item>
          <text:p text:style-name="P8"><text:span text:style-name="Strong_20_Emphasis">(1 point)</text:span> Add a <text:span text:style-name="Strong_20_Emphasis">reset</text:span> option to restore the full application behavior:</text:p>
          <text:list>
            <text:list-item>
              <text:p text:style-name="P8">Reset Patricio to its initial position.</text:p>
            </text:list-item>
            <text:list-item>
              <text:p text:style-name="P8">Set Camera-1 (initial camera) active with the third-person values from exercise 2.</text:p>
            </text:list-item>
            <text:list-item>
              <text:p text:style-name="P8">Set the light source back to camera-based.</text:p>
            </text:list-item>
          </text:list>
        </text:list-item>
      </text:list>
      <text:p text:style-name="Text_20_body">This reset is triggered using the <text:span text:style-name="Strong_20_Emphasis">R</text:span> key and must also reset the relevant interface element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7T00:15:02.022516167</meta:creation-date>
    <dc:date>2025-04-07T00:16:13.446768744</dc:date>
    <meta:editing-duration>PT1M12S</meta:editing-duration>
    <meta:editing-cycles>1</meta:editing-cycles>
    <meta:document-statistic meta:table-count="0" meta:image-count="0" meta:object-count="0" meta:page-count="3" meta:paragraph-count="38" meta:word-count="879" meta:character-count="5321" meta:non-whitespace-character-count="4496"/>
    <meta:generator>LibreOffice/24.2.7.2$Linux_X86_64 LibreOffice_project/420$Build-2</meta:generator>
  </office:meta>
</office:document-meta>
</file>